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nowballAnalyzer.SnowballAnalyz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nowballAnalyzer.SnowballAnalyzer( String name , String [ ] stop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nowballAnalyzer.tokenStream( String fieldName ,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